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present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presentation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OpenSymbol1" svg:font-family="OpenSymbol"/>
    <style:font-face style:name="Liberation Serif" svg:font-family="'Liberation Serif'" style:font-family-generic="roman"/>
    <style:font-face style:name="AR PL SungtiL GB" svg:font-family="'AR PL SungtiL GB'" style:font-pitch="variable"/>
    <style:font-face style:name="Arial" svg:font-family="Arial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OpenSymbol" svg:font-family="OpenSymbol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Default_5f_1">
      <style:graphic-properties draw:textarea-horizontal-align="justify" draw:textarea-vertical-align="middle" draw:auto-grow-height="false" fo:min-height="0.131cm" fo:min-width="0.564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33cm" fo:min-width="0.564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099cm" fo:min-width="0.664cm"/>
    </style:style>
    <style:style style:name="gr5" style:family="graphic" style:parent-style-name="Default_5f_1">
      <style:graphic-properties draw:textarea-vertical-align="middle"/>
    </style:style>
    <style:style style:name="gr6" style:family="graphic" style:parent-style-name="Default_5f_1">
      <style:graphic-properties draw:textarea-horizontal-align="justify" draw:textarea-vertical-align="middle" draw:auto-grow-height="false" fo:min-height="0.657cm" fo:min-width="0.33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8" style:family="graphic" style:parent-style-name="Default_5f_1">
      <style:graphic-properties draw:textarea-horizontal-align="justify" draw:textarea-vertical-align="middle" draw:auto-grow-height="false" fo:min-height="0.644cm" fo:min-width="0.18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6cm" fo:min-width="2.345cm"/>
      <style:paragraph-properties style:writing-mode="lr-tb"/>
    </style:style>
    <style:style style:name="gr10" style:family="graphic" style:parent-style-name="Default_5f_1">
      <style:graphic-properties draw:textarea-horizontal-align="justify" draw:textarea-vertical-align="middle" draw:auto-grow-height="false" fo:min-height="0.132cm" fo:min-width="0.564cm"/>
    </style:style>
    <style:style style:name="gr11" style:family="graphic" style:parent-style-name="Default_5f_1">
      <style:graphic-properties draw:textarea-horizontal-align="justify" draw:textarea-vertical-align="middle" draw:auto-grow-height="false" fo:min-height="0.099cm" fo:min-width="0.662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4cm" fo:min-width="0.899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6cm" fo:min-width="0.698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5cm" fo:min-width="0.697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07cm" fo:min-width="0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7cm" fo:min-width="0.697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6cm" fo:min-width="0.696cm"/>
      <style:paragraph-properties style:writing-mode="lr-tb"/>
    </style:style>
    <style:style style:name="gr18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7cm" fo:min-width="0.673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Default_5f_1">
      <style:graphic-properties draw:stroke="none" draw:fill="none" fo:min-height="2.431cm"/>
      <style:paragraph-properties style:writing-mode="lr-tb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4cm" fo:min-width="0.792cm"/>
      <style:paragraph-properties style:writing-mode="lr-tb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7cm" fo:min-width="2.8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644cm" fo:min-width="0.186cm"/>
    </style:style>
    <style:style style:name="gr2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draw:marker-end="Arrow" draw:marker-end-width="0.3cm" draw:fill="solid" draw:textarea-vertical-align="middle"/>
    </style:style>
    <style:style style:name="gr31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3" style:family="graphic" style:parent-style-name="standard">
      <style:graphic-properties draw:stroke="none" svg:stroke-color="#000000" draw:fill="none" draw:fill-color="#ffffff" fo:min-height="0cm"/>
    </style:style>
    <style:style style:name="gr34" style:family="graphic" style:parent-style-name="objectwithoutfill">
      <style:graphic-properties svg:stroke-color="#2a6099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font-size="8.5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8.5pt"/>
    </style:style>
    <style:style style:name="P8" style:family="paragraph">
      <loext:graphic-properties draw:fill="none" draw:fill-color="#ffffff"/>
      <style:paragraph-properties style:writing-mode="lr-tb"/>
      <style:text-properties fo:font-size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language="en" fo:country="G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" fo:font-size="17.7000007629395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17.7000007629395pt" style:font-name-complex="Liberation Serif" style:font-size-complex="17.7000007629395pt" style:text-scale="100%" style:text-overline-style="none" style:text-overline-color="font-color"/>
    </style:style>
    <style:style style:name="P1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" fo:font-size="10.6000003814697pt" fo:font-style="italic" fo:text-shadow="none" style:text-underline-style="none" fo:font-weight="normal" style:text-underline-mode="continuous" style:text-overline-mode="continuous" style:text-line-through-mode="continuous" style:font-name-asian="Liberation Serif" style:font-size-asian="10.6000003814697pt" style:font-name-complex="Liberation Serif" style:font-size-complex="10.6000003814697pt" style:text-scale="100%" style:text-overline-style="none" style:text-overline-color="font-color"/>
    </style:style>
    <style:style style:name="P17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7.7000007629395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7.7000007629395pt" style:font-name-complex="OpenSymbol1" style:font-size-complex="17.7000007629395pt" style:text-scale="100%" style:text-overline-style="none" style:text-overline-color="font-color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" fo:font-size="17.7000007629395pt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7.7000007629395pt" style:font-name-complex="Liberation Serif" style:font-size-complex="17.7000007629395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7.7000007629395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7.7000007629395pt" style:font-name-complex="OpenSymbol1" style:font-size-complex="17.7000007629395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41.4000015258789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41.4000015258789pt" style:font-name-complex="OpenSymbol1" style:font-size-complex="41.4000015258789pt" style:text-scale="100%" style:text-overline-style="none" style:text-overline-color="font-color"/>
    </style:style>
    <style:style style:name="P21" style:family="paragraph">
      <loext:graphic-properties draw:fill="none" draw:fill-color="#ffffff"/>
    </style:style>
    <style:style style:name="T1" style:family="text">
      <style:text-properties fo:font-size="8.5pt" fo:language="en" fo:country="GB"/>
    </style:style>
    <style:style style:name="T2" style:family="text">
      <style:text-properties fo:font-size="12pt" fo:language="en" fo:country="GB"/>
    </style:style>
    <style:style style:name="T3" style:family="text">
      <style:text-properties style:text-position="-33% 58%" fo:font-size="12pt" fo:language="en" fo:country="GB"/>
    </style:style>
    <style:style style:name="T4" style:family="text">
      <style:text-properties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language="en" fo:country="GB" style:font-size-asian="15pt" style:font-size-complex="15pt"/>
    </style:style>
    <style:style style:name="T8" style:family="text">
      <style:text-properties style:text-position="-33% 58%" fo:font-size="18pt" fo:language="en" fo:country="GB"/>
    </style:style>
    <style:style style:name="T9" style:family="text">
      <style:text-properties fo:font-size="8.5pt"/>
    </style:style>
    <style:style style:name="T10" style:family="text">
      <style:text-properties style:text-position="-33% 58%" fo:font-size="8.5pt"/>
    </style:style>
    <style:style style:name="T11" style:family="text">
      <style:text-properties fo:font-size="10.5pt"/>
    </style:style>
    <style:style style:name="T12" style:family="text">
      <style:text-properties style:text-position="-33% 58%" fo:font-size="10.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21cm" svg:height="1.827cm" svg:x="9.042cm" svg:y="3.91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.326cm" svg:height="1.116cm" svg:x="2.11cm" svg:y="3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xml:id="id1" draw:id="id1" draw:layer="layout" svg:width="1.064cm" svg:height="0.381cm" svg:x="4.854cm" svg:y="0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1.064cm" svg:height="0.381cm" svg:x="7.907cm" svg:y="0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1.064cm" svg:height="0.383cm" svg:x="4.854cm" svg:y="3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1.064cm" svg:height="0.383cm" svg:x="7.97cm" svg:y="3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1.164cm" svg:height="0.349cm" draw:transform="rotate (1.5707963267949) translate (6.804cm 2.9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54cm" svg:y1="1.042cm" svg:x2="3.8cm" svg:y2="1.782cm" draw:start-shape="id1" draw:start-glue-point="3" draw:end-shape="id2" draw:end-glue-point="4" svg:d="M4854 1042h-1054v740" svg:viewBox="0 0 1055 741">
          <text:p/>
        </draw:connector>
        <draw:connector draw:style-name="gr5" draw:text-style-name="P2" draw:layer="layout" svg:x1="3.8cm" svg:y1="3.063cm" svg:x2="4.854cm" svg:y2="3.75cm" draw:start-shape="id2" draw:start-glue-point="8" draw:end-shape="id3" draw:end-glue-point="3" svg:d="M3800 3063v687h1054" svg:viewBox="0 0 1055 688">
          <text:p/>
        </draw:connector>
        <draw:connector draw:style-name="gr5" draw:text-style-name="P2" draw:layer="layout" draw:line-skew="0.033cm" svg:x1="9.872cm" svg:y1="5.479cm" svg:x2="6.975cm" svg:y2="6.087cm" draw:end-shape="id4" draw:end-glue-point="6" svg:d="M9872 5479v1142h-2897v-534" svg:viewBox="0 0 2898 1143">
          <text:p/>
        </draw:connector>
        <draw:connector draw:style-name="gr5" draw:text-style-name="P2" draw:layer="layout" svg:x1="5.918cm" svg:y1="3.75cm" svg:x2="7.97cm" svg:y2="3.75cm" draw:start-shape="id3" draw:start-glue-point="1" draw:end-shape="id5" draw:end-glue-point="3" svg:d="M5918 3750h2052" svg:viewBox="0 0 2053 1">
          <text:p/>
        </draw:connector>
        <draw:connector draw:style-name="gr5" draw:text-style-name="P2" draw:layer="layout" svg:x1="6.978cm" svg:y1="2.946cm" svg:x2="7.97cm" svg:y2="3.75cm" draw:start-shape="id6" draw:start-glue-point="3" draw:end-shape="id5" draw:end-glue-point="3" svg:d="M6978 2946v804h992" svg:viewBox="0 0 993 805">
          <text:p/>
        </draw:connector>
        <draw:connector draw:style-name="gr5" draw:text-style-name="P2" draw:layer="layout" svg:x1="7.907cm" svg:y1="1.042cm" svg:x2="6.978cm" svg:y2="1.782cm" draw:start-shape="id7" draw:start-glue-point="3" draw:end-shape="id6" draw:end-glue-point="1" svg:d="M7907 1042h-929v740" svg:viewBox="0 0 930 741">
          <text:p/>
        </draw:connector>
        <draw:custom-shape draw:style-name="gr6" draw:text-style-name="P3" xml:id="id2" draw:id="id2" draw:layer="layout" svg:width="1.172cm" svg:height="1.281cm" svg:x="3.214cm" svg:y="1.7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363cm" svg:height="1.125cm" svg:x="2.305cm" svg:y="2.008cm">
          <draw:text-box>
            <text:p><text:span text:style-name="T2">V</text:span><text:span text:style-name="T3">s</text:span></text:p>
          </draw:text-box>
        </draw:frame>
        <draw:custom-shape draw:style-name="gr8" draw:text-style-name="P3" xml:id="id4" draw:id="id4" draw:layer="layout" svg:width="1.369cm" svg:height="1.786cm" svg:x="6.29cm" svg:y="4.301cm">
          <text:p text:style-name="P3"><text:span text:style-name="T4">+</text:span></text:p>
          <text:p text:style-name="P3"><text:span text:style-name="T4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2.845cm" svg:height="1.046cm" svg:x="7.129cm" svg:y="5.658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7"> </text:span></text:p>
          </draw:text-box>
        </draw:frame>
        <draw:connector draw:style-name="gr5" draw:text-style-name="P1" draw:layer="layout" svg:x1="5.918cm" svg:y1="3.75cm" svg:x2="6.975cm" svg:y2="4.301cm" draw:start-shape="id3" draw:start-glue-point="1" draw:end-shape="id4" draw:end-glue-point="4" svg:d="M5918 3750h1057v551" svg:viewBox="0 0 1058 552">
          <text:p/>
        </draw:connector>
        <draw:connector draw:style-name="gr5" draw:text-style-name="P1" draw:layer="layout" svg:x1="5.918cm" svg:y1="1.042cm" svg:x2="6.978cm" svg:y2="1.782cm" draw:start-shape="id1" draw:start-glue-point="1" draw:end-shape="id6" draw:end-glue-point="1" svg:d="M5918 1042h1060v740" svg:viewBox="0 0 1061 741">
          <text:p/>
        </draw:connector>
        <draw:connector draw:style-name="gr5" draw:text-style-name="P1" draw:layer="layout" svg:x1="8.971cm" svg:y1="1.042cm" svg:x2="9.863cm" svg:y2="1.498cm" draw:start-shape="id7" draw:start-glue-point="1" draw:end-shape="id8" draw:end-glue-point="0" svg:d="M8971 1042h892v456" svg:viewBox="0 0 893 457">
          <text:p/>
        </draw:connector>
        <draw:custom-shape draw:style-name="gr10" draw:text-style-name="P2" xml:id="id9" draw:id="id9" draw:layer="layout" svg:width="1.064cm" svg:height="0.382cm" svg:x="4.854cm" svg:y="6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0" draw:id="id10" draw:layer="layout" svg:width="1.162cm" svg:height="0.349cm" draw:transform="rotate (1.5707963267949) translate (3.624cm 5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918cm" svg:y1="6.594cm" svg:x2="6.975cm" svg:y2="6.087cm" draw:start-shape="id9" draw:start-glue-point="1" draw:end-shape="id4" draw:end-glue-point="6" svg:d="M5918 6594h1057v-507" svg:viewBox="0 0 1058 508">
          <text:p/>
        </draw:connector>
        <draw:connector draw:style-name="gr5" draw:text-style-name="P1" draw:layer="layout" svg:x1="3.798cm" svg:y1="4.558cm" svg:x2="4.854cm" svg:y2="3.75cm" draw:start-shape="id10" draw:start-glue-point="1" draw:end-shape="id3" draw:end-glue-point="3" svg:d="M3798 4558v-808h1056" svg:viewBox="0 0 1057 809">
          <text:p/>
        </draw:connector>
        <draw:connector draw:style-name="gr5" draw:text-style-name="P1" draw:layer="layout" svg:x1="3.798cm" svg:y1="5.72cm" svg:x2="4.854cm" svg:y2="6.594cm" draw:start-shape="id10" draw:start-glue-point="3" draw:end-shape="id9" draw:end-glue-point="3" svg:d="M3798 5720v874h1056" svg:viewBox="0 0 1057 875">
          <text:p/>
        </draw:connector>
        <draw:frame draw:style-name="gr12" draw:text-style-name="P6" draw:layer="layout" svg:width="1.399cm" svg:height="1.614cm" svg:x="11.14cm" svg:y="4.15cm">
          <draw:text-box>
            <text:p><text:span text:style-name="T4">I</text:span><text:span text:style-name="T8">c</text:span></text:p>
          </draw:text-box>
        </draw:frame>
        <draw:frame draw:style-name="gr13" draw:text-style-name="P7" draw:layer="layout" svg:width="1.198cm" svg:height="0.966cm" svg:x="5.025cm" svg:y="1.227cm">
          <draw:text-box>
            <text:p><text:span text:style-name="T9">R</text:span><text:span text:style-name="T10">1</text:span></text:p>
          </draw:text-box>
        </draw:frame>
        <draw:frame draw:style-name="gr14" draw:text-style-name="P7" draw:layer="layout" svg:width="1.197cm" svg:height="0.965cm" svg:x="8.146cm" svg:y="3.942cm">
          <draw:text-box>
            <text:p><text:span text:style-name="T9">R</text:span><text:span text:style-name="T10">5</text:span></text:p>
          </draw:text-box>
        </draw:frame>
        <draw:frame draw:style-name="gr15" draw:text-style-name="P7" draw:layer="layout" svg:width="0.869cm" svg:height="1.457cm" svg:x="5.008cm" svg:y="3.942cm">
          <draw:text-box>
            <text:p><text:span text:style-name="T9">R</text:span><text:span text:style-name="T10">4</text:span></text:p>
          </draw:text-box>
        </draw:frame>
        <draw:frame draw:style-name="gr13" draw:text-style-name="P7" draw:layer="layout" svg:width="1.198cm" svg:height="0.966cm" svg:x="7.053cm" svg:y="2.08cm">
          <draw:text-box>
            <text:p><text:span text:style-name="T9">R</text:span><text:span text:style-name="T10">3</text:span></text:p>
          </draw:text-box>
        </draw:frame>
        <draw:frame draw:style-name="gr16" draw:text-style-name="P7" draw:layer="layout" svg:width="1.197cm" svg:height="0.967cm" svg:x="8.109cm" svg:y="1.235cm">
          <draw:text-box>
            <text:p><text:span text:style-name="T9">R</text:span><text:span text:style-name="T10">2</text:span></text:p>
          </draw:text-box>
        </draw:frame>
        <draw:frame draw:style-name="gr17" draw:text-style-name="P7" draw:layer="layout" svg:width="1.196cm" svg:height="0.966cm" svg:x="2.884cm" svg:y="4.728cm">
          <draw:text-box>
            <text:p><text:span text:style-name="T9">R</text:span><text:span text:style-name="T10">6</text:span></text:p>
          </draw:text-box>
        </draw:frame>
        <draw:custom-shape draw:style-name="gr18" draw:text-style-name="P1" draw:layer="layout" svg:width="0.15cm" svg:height="0.179cm" svg:x="6.893cm" svg:y="3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15cm" svg:height="0.18cm" svg:x="6.893cm" svg:y="6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15cm" svg:height="0.18cm" svg:x="6.893cm" svg:y="0.9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1" draw:id="id11" draw:layer="layout" svg:width="0.149cm" svg:height="0.179cm" svg:x="3.714cm" svg:y="3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1.173cm" svg:height="1.95cm" svg:x="6.068cm" svg:y="1.621cm">
          <draw:text-box>
            <text:p><text:span text:style-name="T11">+</text:span></text:p>
            <text:p><text:span text:style-name="T11">V</text:span><text:span text:style-name="T12">b</text:span></text:p>
            <text:p><text:span text:style-name="T11">-</text:span></text:p>
          </draw:text-box>
        </draw:frame>
        <draw:line draw:style-name="gr20" draw:text-style-name="P9" draw:layer="layout" svg:x1="4.208cm" svg:y1="4.558cm" svg:x2="4.208cm" svg:y2="5.868cm">
          <text:p/>
        </draw:line>
        <draw:frame draw:style-name="gr21" draw:text-style-name="P10" draw:layer="layout" svg:width="0.94cm" svg:height="2.681cm" svg:x="4.111cm" svg:y="4.601cm">
          <draw:text-box>
            <text:p><text:span text:style-name="T13">I</text:span><text:span text:style-name="T14">d</text:span></text:p>
          </draw:text-box>
        </draw:frame>
        <draw:frame draw:style-name="gr22" draw:text-style-name="P7" draw:layer="layout" svg:width="1.292cm" svg:height="1.044cm" svg:x="5.002cm" svg:y="6.856cm">
          <draw:text-box>
            <text:p><text:span text:style-name="T9">R</text:span><text:span text:style-name="T10">7</text:span></text:p>
          </draw:text-box>
        </draw:frame>
        <draw:frame draw:style-name="gr23" draw:text-style-name="P5" draw:layer="layout" svg:width="3.312cm" svg:height="1.217cm" svg:x="10cm" svg:y="2.683cm">
          <draw:text-box>
            <text:p><text:span text:style-name="T15">I</text:span><text:span text:style-name="T6">b</text:span><text:span text:style-name="T5"> = K</text:span><text:span text:style-name="T6">b</text:span><text:span text:style-name="T5"> V</text:span><text:span text:style-name="T6">b</text:span><text:span text:style-name="T7"> </text:span></text:p>
          </draw:text-box>
        </draw:frame>
        <draw:frame draw:style-name="gr24" draw:text-style-name="P11" draw:layer="layout" svg:width="0.867cm" svg:height="0.962cm" svg:x="3.448cm" svg:y="0.5cm">
          <draw:text-box>
            <text:p><text:span text:style-name="T16">1</text:span></text:p>
          </draw:text-box>
        </draw:frame>
        <draw:frame draw:style-name="gr24" draw:text-style-name="P11" draw:layer="layout" svg:width="0.867cm" svg:height="0.962cm" svg:x="6.606cm" svg:y="0.5cm">
          <draw:text-box>
            <text:p><text:span text:style-name="T16">2</text:span></text:p>
          </draw:text-box>
        </draw:frame>
        <draw:frame draw:style-name="gr25" draw:text-style-name="P11" draw:layer="layout" svg:width="0.867cm" svg:height="1cm" svg:x="9.518cm" svg:y="0.567cm">
          <draw:text-box>
            <text:p><text:span text:style-name="T16">3</text:span></text:p>
          </draw:text-box>
        </draw:frame>
        <draw:frame draw:style-name="gr24" draw:text-style-name="P11" draw:layer="layout" svg:width="0.867cm" svg:height="0.962cm" svg:x="3.867cm" svg:y="3.188cm">
          <draw:text-box>
            <text:p><text:span text:style-name="T16">4</text:span></text:p>
          </draw:text-box>
        </draw:frame>
        <draw:frame draw:style-name="gr24" draw:text-style-name="P11" draw:layer="layout" svg:width="0.867cm" svg:height="0.962cm" svg:x="6.837cm" svg:y="3.175cm">
          <draw:text-box>
            <text:p><text:span text:style-name="T16">5</text:span></text:p>
          </draw:text-box>
        </draw:frame>
        <draw:frame draw:style-name="gr26" draw:text-style-name="P11" draw:layer="layout" svg:width="0.539cm" svg:height="0.645cm" svg:x="9.252cm" svg:y="3.194cm">
          <draw:text-box>
            <text:p><text:span text:style-name="T16">6</text:span></text:p>
          </draw:text-box>
        </draw:frame>
        <draw:frame draw:style-name="gr24" draw:text-style-name="P11" draw:layer="layout" svg:width="0.867cm" svg:height="0.962cm" svg:x="3.402cm" svg:y="6.6cm">
          <draw:text-box>
            <text:p><text:span text:style-name="T16">7</text:span></text:p>
          </draw:text-box>
        </draw:frame>
        <draw:frame draw:style-name="gr24" draw:text-style-name="P11" draw:layer="layout" svg:width="0.667cm" svg:height="0.962cm" svg:x="6.735cm" svg:y="6.738cm">
          <draw:text-box>
            <text:p><text:span text:style-name="T16">8</text:span></text:p>
          </draw:text-box>
        </draw:frame>
        <draw:connector draw:style-name="gr5" draw:text-style-name="P2" draw:layer="layout" draw:line-skew="0.159cm" svg:x1="9.844cm" svg:y1="3.108cm" svg:x2="9.034cm" svg:y2="3.75cm" draw:end-shape="id5" draw:end-glue-point="1" svg:d="M9844 3108h5v642h-815" svg:viewBox="0 0 816 643">
          <text:p/>
        </draw:connector>
        <draw:custom-shape draw:style-name="gr18" draw:text-style-name="P1" draw:layer="layout" svg:width="0.165cm" svg:height="0.206cm" svg:x="9.755cm" svg:y="3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27" draw:text-style-name="P2" draw:layer="layout" svg:width="1.37cm" svg:height="1.786cm" svg:x="9.178cm" svg:y="1.4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8" draw:text-style-name="P12" draw:layer="layout" svg:x1="9.862cm" svg:y1="2.016cm" svg:x2="9.862cm" svg:y2="2.893cm">
            <text:p/>
          </draw:line>
        </draw:g>
        <draw:g>
          <draw:line draw:style-name="gr29" draw:text-style-name="P9" draw:layer="layout" svg:x1="20.819cm" svg:y1="11.136cm" svg:x2="20.819cm" svg:y2="11.71cm">
            <text:p/>
          </draw:line>
          <draw:line draw:style-name="gr29" draw:text-style-name="P9" draw:layer="layout" svg:x1="20.058cm" svg:y1="11.715cm" svg:x2="21.578cm" svg:y2="11.715cm">
            <text:p/>
          </draw:line>
          <draw:line draw:style-name="gr29" draw:text-style-name="P9" draw:layer="layout" svg:x1="20.059cm" svg:y1="12.292cm" svg:x2="21.579cm" svg:y2="12.292cm">
            <text:p/>
          </draw:line>
          <draw:line draw:style-name="gr29" draw:text-style-name="P9" draw:layer="layout" svg:x1="20.819cm" svg:y1="12.289cm" svg:x2="20.819cm" svg:y2="12.863cm">
            <text:p/>
          </draw:line>
        </draw:g>
        <draw:g>
          <draw:line draw:style-name="gr29" draw:text-style-name="P9" draw:layer="layout" svg:x1="20.819cm" svg:y1="11.136cm" svg:x2="20.819cm" svg:y2="11.71cm">
            <text:p/>
          </draw:line>
          <draw:line draw:style-name="gr29" draw:text-style-name="P9" draw:layer="layout" svg:x1="20.058cm" svg:y1="11.715cm" svg:x2="21.578cm" svg:y2="11.715cm">
            <text:p/>
          </draw:line>
          <draw:line draw:style-name="gr29" draw:text-style-name="P9" draw:layer="layout" svg:x1="20.059cm" svg:y1="12.292cm" svg:x2="21.579cm" svg:y2="12.292cm">
            <text:p/>
          </draw:line>
          <draw:line draw:style-name="gr29" draw:text-style-name="P9" draw:layer="layout" svg:x1="20.819cm" svg:y1="12.289cm" svg:x2="20.819cm" svg:y2="12.863cm">
            <text:p/>
          </draw:line>
        </draw:g>
        <draw:g>
          <draw:line draw:style-name="gr29" draw:text-style-name="P9" draw:layer="layout" svg:x1="20.931cm" svg:y1="11.136cm" svg:x2="20.931cm" svg:y2="11.71cm">
            <text:p/>
          </draw:line>
          <draw:line draw:style-name="gr29" draw:text-style-name="P9" draw:layer="layout" svg:x1="20.17cm" svg:y1="11.715cm" svg:x2="21.69cm" svg:y2="11.715cm">
            <text:p/>
          </draw:line>
          <draw:line draw:style-name="gr29" draw:text-style-name="P9" draw:layer="layout" svg:x1="20.171cm" svg:y1="12.292cm" svg:x2="21.691cm" svg:y2="12.292cm">
            <text:p/>
          </draw:line>
          <draw:line draw:style-name="gr29" draw:text-style-name="P9" draw:layer="layout" svg:x1="20.931cm" svg:y1="12.289cm" svg:x2="20.931cm" svg:y2="12.863cm">
            <text:p/>
          </draw:line>
        </draw:g>
        <draw:connector draw:style-name="gr5" draw:text-style-name="P1" draw:layer="layout" svg:x1="2.773cm" svg:y1="3.85cm" svg:x2="3.714cm" svg:y2="3.77cm" draw:end-shape="id11" draw:end-glue-point="6" svg:d="M2773 3850h220v-80h721" svg:viewBox="0 0 942 81">
          <text:p/>
        </draw:connector>
        <draw:line draw:style-name="gr30" draw:text-style-name="P13" draw:layer="layout" svg:x1="11cm" svg:y1="4.147cm" svg:x2="11cm" svg:y2="5.655cm">
          <text:p/>
        </draw:line>
        <draw:frame draw:style-name="gr24" draw:text-style-name="P14" draw:layer="layout" svg:width="0.714cm" svg:height="0.962cm" svg:x="8.275cm" svg:y="4.676cm">
          <draw:text-box>
            <text:p>C</text:p>
          </draw:text-box>
        </draw:frame>
        <draw:g>
          <draw:path draw:style-name="gr31" draw:text-style-name="P15" draw:layer="layout" svg:width="0.12cm" svg:height="0.121cm" svg:x="0.106cm" svg:y="0.231cm" svg:viewBox="0 0 121 122" svg:d="M99 17c0-3-1-6-3-8-2-1-4-3-6-3l1-6h26c3 2 4 5 4 8 0 7-4 17-12 28l-58 86h-10l-25-113-16-3 1-6h35l20 93 34-51c6-9 9-18 9-25z">
            <text:p/>
          </draw:path>
          <draw:path draw:style-name="gr31" draw:text-style-name="P16" draw:layer="layout" svg:width="0.057cm" svg:height="0.074cm" svg:x="0.261cm" svg:y="0.325cm" svg:viewBox="0 0 58 75" svg:d="M54 52c0 8-2 14-7 18-6 3-14 5-24 5-8 0-15-2-23-5l3-17h4l1 11c2 1 4 2 6 3 3 1 6 2 9 2 12 0 18-5 18-14 0-3-1-5-4-8-2-2-6-4-12-7-6-2-10-5-12-8-3-3-4-7-4-11 0-7 2-12 7-15 5-4 11-6 20-6 6 0 13 1 22 3l-3 16h-4l-1-9c-4-2-8-4-14-4-4 0-8 1-10 3-3 2-4 5-4 9 0 3 1 5 3 7s7 5 13 8 10 5 12 9c3 3 4 6 4 10z">
            <text:p/>
          </draw:path>
          <draw:path draw:style-name="gr31" draw:text-style-name="P17" draw:layer="layout" svg:width="0.053cm" svg:height="0.282cm" svg:x="0.37cm" svg:y="0.127cm" svg:viewBox="0 0 54 283" svg:d="M54 277v6c-36-28-54-75-54-141 0-67 18-114 54-142v6c-26 25-39 70-39 136s13 111 39 135z">
            <text:p/>
          </draw:path>
          <draw:path draw:style-name="gr31" draw:text-style-name="P15" draw:layer="layout" svg:width="0.069cm" svg:height="0.148cm" svg:x="0.464cm" svg:y="0.204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1" draw:text-style-name="P17" draw:layer="layout" svg:width="0.053cm" svg:height="0.282cm" svg:x="0.592cm" svg:y="0.127cm" svg:viewBox="0 0 54 283" svg:d="M0 277c26-24 40-69 40-135s-14-111-40-136v-6c20 15 34 36 43 65 8 22 11 48 11 77 0 66-18 114-54 141z">
            <text:p/>
          </draw:path>
          <draw:path draw:style-name="gr31" draw:text-style-name="P17" draw:layer="layout" svg:width="0.16cm" svg:height="0.078cm" svg:x="0.693cm" svg:y="0.233cm" svg:viewBox="0 0 161 79" svg:d="M0 79c0-6 0-11 0-16 54 0 107 0 161 0 0 5 0 10 0 16-54 0-107 0-161 0zM0 16c0-5 0-11 0-16 54 0 107 0 161 0 0 5 0 11 0 16-54 0-107 0-161 0z">
            <text:p/>
          </draw:path>
          <draw:path draw:style-name="gr31" draw:text-style-name="P15" draw:layer="layout" svg:width="0.181cm" svg:height="0.174cm" svg:x="0.905cm" svg:y="0.18cm" svg:viewBox="0 0 182 175" svg:d="M182 0c-1 2-1 5-1 7-6 1-12 2-18 3-33 55-66 110-99 165-2 0-4 0-7 0-13-55-26-110-40-165-6-1-11-2-17-3 0-2 1-5 1-7 23 0 45 0 67 0 0 2-1 4-1 7-8 1-15 2-23 3 10 42 20 83 30 125 24-42 48-83 72-125-7-1-13-2-20-3 0-3 1-5 1-7 18 0 37 0 55 0z">
            <text:p/>
          </draw:path>
          <draw:path draw:style-name="gr31" draw:text-style-name="P16" draw:layer="layout" svg:width="0.057cm" svg:height="0.074cm" svg:x="1.12cm" svg:y="0.325cm" svg:viewBox="0 0 58 75" svg:d="M54 52c0 8-2 14-7 18-6 3-14 5-24 5-8 0-15-2-23-5l3-17h4l1 11c2 1 4 2 6 3 3 1 6 2 9 2 12 0 18-5 18-14 0-3-1-5-4-8-2-2-6-4-12-7-6-2-10-5-12-8-3-3-4-7-4-11 0-7 2-12 7-15 5-4 11-6 20-6 6 0 13 1 22 3l-3 16h-4l-1-9c-4-2-8-4-14-4-4 0-8 1-10 3-3 2-4 5-4 9 0 3 1 5 3 7s7 5 13 8 10 5 12 9c3 3 4 6 4 10z">
            <text:p/>
          </draw:path>
          <draw:path draw:style-name="gr31" draw:text-style-name="P15" draw:layer="layout" svg:width="0.114cm" svg:height="0.122cm" svg:x="1.237cm" svg:y="0.231cm" svg:viewBox="0 0 115 123" svg:d="M23 95c0 4 1 7 3 9 2 3 5 4 10 4 7 0 14-3 22-8s14-12 19-20l16-80h22l-21 111 16 3-1 6h-38l4-25c-7 9-15 16-23 21-8 4-17 7-24 7-10 0-16-3-21-7-5-5-7-12-7-20 0-1 0-4 1-7 0-3 5-30 14-80l-15-3 1-6h38l-13 74c-2 11-3 18-3 21z">
            <text:p/>
          </draw:path>
          <draw:path draw:style-name="gr31" draw:text-style-name="P17" draw:layer="layout" svg:width="0.053cm" svg:height="0.282cm" svg:x="1.404cm" svg:y="0.127cm" svg:viewBox="0 0 54 283" svg:d="M54 277v6c-36-28-54-75-54-141 0-67 18-114 54-142v6c-26 25-39 70-39 136s13 111 39 135z">
            <text:p/>
          </draw:path>
          <draw:path draw:style-name="gr31" draw:text-style-name="P17" draw:layer="layout" svg:width="0.16cm" svg:height="0.011cm" svg:x="1.499cm" svg:y="0.268cm" svg:viewBox="0 0 161 12" svg:d="M0 12c0-4 0-8 0-12 54 0 107 0 161 0 0 4 0 8 0 12-54 0-107 0-161 0z">
            <text:p/>
          </draw:path>
          <draw:path draw:style-name="gr31" draw:text-style-name="P15" draw:layer="layout" svg:width="0.069cm" svg:height="0.148cm" svg:x="1.726cm" svg:y="0.204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1" draw:text-style-name="P17" draw:layer="layout" svg:width="0.053cm" svg:height="0.282cm" svg:x="1.836cm" svg:y="0.127cm" svg:viewBox="0 0 54 283" svg:d="M0 277c26-24 40-69 40-135s-14-111-40-136v-6c20 15 34 36 43 65 8 22 11 48 11 77 0 66-18 114-54 141z">
            <text:p/>
          </draw:path>
          <draw:path draw:style-name="gr31" draw:text-style-name="P17" draw:layer="layout" svg:width="0.13cm" svg:height="0.121cm" svg:x="1.94cm" svg:y="0.213cm" svg:viewBox="0 0 131 122" svg:d="M54 122c0-17 0-34 0-51-18 0-36 0-54 0 0-7 0-14 0-21 18 0 36 0 54 0 0-17 0-33 0-50 8 0 15 0 23 0 0 17 0 33 0 50 18 0 36 0 54 0 0 7 0 14 0 21-18 0-36 0-54 0 0 17 0 34 0 51-8 0-15 0-23 0z">
            <text:p/>
          </draw:path>
          <draw:path draw:style-name="gr31" draw:text-style-name="P18" draw:layer="layout" svg:width="0.086cm" svg:height="0.124cm" svg:x="2.111cm" svg:y="0.228cm" svg:viewBox="0 0 87 125" svg:d="M87 89c0 12-4 21-12 27s-20 9-36 9c-6 0-13 0-21-1-7-2-13-3-18-5v-29h6l7 17c7 5 16 8 26 8 18 0 27-7 27-21 0-10-7-18-21-22l-12-4c-9-2-16-5-20-8s-7-7-10-11c-2-4-3-9-3-15 0-11 4-19 11-25 8-6 18-9 31-9 10 0 21 1 35 4v26h-6l-6-14c-4-4-12-6-22-6-8 0-13 2-17 5-4 4-6 8-6 14 0 5 2 9 5 12 4 4 9 6 16 9 14 4 22 7 26 9s8 4 11 7 5 6 6 10c2 3 3 8 3 13z">
            <text:p/>
          </draw:path>
          <draw:path draw:style-name="gr31" draw:text-style-name="P18" draw:layer="layout" svg:width="0.065cm" svg:height="0.172cm" svg:x="2.212cm" svg:y="0.178cm" svg:viewBox="0 0 66 173" svg:d="M46 14c0 4-2 7-5 10-3 2-6 4-10 4s-8-2-11-4c-2-3-4-6-4-10s2-7 4-10c3-3 7-4 11-4s7 1 10 4 5 6 5 10zM44 164l22 3v6h-66v-6l22-3v-102l-18-3v-6h40z">
            <text:p/>
          </draw:path>
          <draw:path draw:style-name="gr31" draw:text-style-name="P18" draw:layer="layout" svg:width="0.127cm" svg:height="0.122cm" svg:x="2.289cm" svg:y="0.228cm" svg:viewBox="0 0 128 123" svg:d="M38 13c7-4 14-7 22-9 8-3 14-4 19-4 12 0 20 3 25 9 6 6 9 15 9 26v79l15 3v6h-55v-6l17-3v-76c0-7-1-13-5-17s-9-6-17-6-18 1-30 4v95l17 3v6h-55v-6l15-3v-102l-15-3v-6h36z">
            <text:p/>
          </draw:path>
          <draw:path draw:style-name="gr31" draw:text-style-name="P17" draw:layer="layout" svg:width="0.053cm" svg:height="0.282cm" svg:x="2.491cm" svg:y="0.127cm" svg:viewBox="0 0 54 283" svg:d="M54 277v6c-36-28-54-75-54-141 0-67 18-114 54-142v6c-26 25-39 70-39 136s13 111 39 135z">
            <text:p/>
          </draw:path>
          <draw:path draw:style-name="gr31" draw:text-style-name="P18" draw:layer="layout" svg:width="0.11cm" svg:height="0.172cm" svg:x="2.585cm" svg:y="0.178cm" svg:viewBox="0 0 111 173" svg:d="M111 173h-111v-19l25-22c16-13 28-24 36-32s13-17 16-25c4-9 5-19 5-30s-2-20-8-26c-5-5-14-8-26-8-5 0-10 0-15 2-5 1-9 2-13 4l-5 21h-9v-33c17-3 31-5 42-5 20 0 35 4 45 12 10 7 15 18 15 33 0 9-2 18-6 26-4 9-10 17-18 26-8 8-22 20-41 35-8 6-16 13-25 21h93z">
            <text:p/>
          </draw:path>
          <draw:path draw:style-name="gr31" draw:text-style-name="P19" draw:layer="layout" svg:width="0.181cm" svg:height="0.122cm" svg:x="2.76cm" svg:y="0.227cm" svg:viewBox="0 0 182 123" svg:d="M138 25c0 1 0 2-1 3 0 2-1 3-1 4-7 15-13 28-17 38l-4 10c-6 15-8 24-8 28 0 3 2 5 6 5 6 0 11-2 15-7 5-5 10-13 14-23h6v1c-6 13-12 23-19 30-8 6-16 9-26 9s-16-3-18-10c-1-6 2-20 11-42 1-2 3-6 5-12l15-35c-4 0-8 0-14 0-6-1-13-1-21-1h-1v1c-16 39-29 66-39 79-9 13-19 20-29 20-7 0-10-2-12-7-1-5 1-12 5-22l1-4h6c-2 4-2 8-2 10 1 2 3 3 7 3 8 0 16-5 23-16 8-11 18-32 32-63v-1h-7c-7 0-13 1-18 4-5 2-9 5-12 10h-5c5-12 12-19 20-24 8-4 20-7 36-7 3 0 12 1 28 1 15 1 29 1 41 1 7 0 12-1 15-2 4-1 6-3 7-6h5v1c-3 8-8 14-13 18-6 4-14 6-23 6-2 0-3 0-4 0s-2 0-3 0zM177 1c0 0 0-1 1-1z">
            <text:p/>
          </draw:path>
          <draw:path draw:style-name="gr31" draw:text-style-name="P15" draw:layer="layout" svg:width="0.104cm" svg:height="0.238cm" svg:x="2.962cm" svg:y="0.167cm" svg:viewBox="0 0 105 239" svg:d="M22 239h-22l30-164h-22l2-7 22-5 2-8c4-19 10-33 18-42 9-9 20-13 34-13 7 0 13 1 19 2l-5 25h-6l-3-14c-2-2-6-3-11-3-6 0-10 2-13 7-3 4-6 13-9 27l-4 20h28l-1 11h-28z">
            <text:p/>
          </draw:path>
          <draw:path draw:style-name="gr31" draw:text-style-name="P15" draw:layer="layout" svg:width="0.069cm" svg:height="0.148cm" svg:x="3.128cm" svg:y="0.204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1" draw:text-style-name="P17" draw:layer="layout" svg:width="0.053cm" svg:height="0.282cm" svg:x="3.238cm" svg:y="0.127cm" svg:viewBox="0 0 54 283" svg:d="M0 277c26-24 40-69 40-135s-14-111-40-136v-6c20 15 34 36 43 65 8 22 11 48 11 77 0 66-18 114-54 141z">
            <text:p/>
          </draw:path>
          <draw:path draw:style-name="gr31" draw:text-style-name="P15" draw:layer="layout" svg:width="0.114cm" svg:height="0.122cm" svg:x="3.358cm" svg:y="0.231cm" svg:viewBox="0 0 115 123" svg:d="M23 95c0 4 1 7 3 9 2 3 5 4 10 4 7 0 14-3 22-8s14-12 19-20l16-80h22l-21 111 16 3-1 6h-38l4-25c-7 9-15 16-23 21-8 4-17 7-24 7-10 0-16-3-21-7-5-5-7-12-7-20 0-1 0-4 1-7 0-3 5-30 14-80l-15-3 1-6h38l-13 74c-2 11-3 18-3 21z">
            <text:p/>
          </draw:path>
          <draw:path draw:style-name="gr31" draw:text-style-name="P17" draw:layer="layout" svg:width="0.053cm" svg:height="0.282cm" svg:x="3.525cm" svg:y="0.127cm" svg:viewBox="0 0 54 283" svg:d="M54 277v6c-36-28-54-75-54-141 0-67 18-114 54-142v6c-26 25-39 70-39 136s13 111 39 135z">
            <text:p/>
          </draw:path>
          <draw:path draw:style-name="gr31" draw:text-style-name="P15" draw:layer="layout" svg:width="0.069cm" svg:height="0.148cm" svg:x="3.62cm" svg:y="0.204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1" draw:text-style-name="P17" draw:layer="layout" svg:width="0.053cm" svg:height="0.282cm" svg:x="3.746cm" svg:y="0.127cm" svg:viewBox="0 0 54 283" svg:d="M0 277c26-24 40-69 40-135s-14-111-40-136v-6c20 15 34 36 43 65 8 22 11 48 11 77 0 66-18 114-54 141z">
            <text:p/>
          </draw:path>
          <draw:path draw:style-name="gr31" draw:text-style-name="P15" draw:layer="layout" svg:width="0.114cm" svg:height="0.122cm" svg:x="1.167cm" svg:y="1.014cm" svg:viewBox="0 0 115 123" svg:d="M23 95c0 4 1 7 3 9 2 3 5 4 10 4 7 0 14-3 22-8s14-12 19-20l16-80h22l-21 111 16 3-1 6h-38l4-25c-7 9-15 16-23 21-8 4-17 7-24 7-10 0-16-3-21-7-5-5-7-12-7-20 0-1 0-4 1-7 0-3 5-30 14-80l-15-3 1-6h38l-13 74c-2 11-3 18-3 21z">
            <text:p/>
          </draw:path>
          <draw:path draw:style-name="gr31" draw:text-style-name="P17" draw:layer="layout" svg:width="0.053cm" svg:height="0.282cm" svg:x="1.352cm" svg:y="0.91cm" svg:viewBox="0 0 54 283" svg:d="M54 277v6c-36-28-54-75-54-141 0-67 18-114 54-142v6c-26 25-39 70-39 136s13 111 39 135z">
            <text:p/>
          </draw:path>
          <draw:path draw:style-name="gr31" draw:text-style-name="P15" draw:layer="layout" svg:width="0.069cm" svg:height="0.148cm" svg:x="1.446cm" svg:y="0.987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1" draw:text-style-name="P17" draw:layer="layout" svg:width="0.053cm" svg:height="0.282cm" svg:x="1.555cm" svg:y="0.91cm" svg:viewBox="0 0 54 283" svg:d="M0 277c26-24 40-69 40-135s-14-111-40-136v-6c20 15 34 36 43 65 8 22 11 48 11 77 0 66-18 114-54 141z">
            <text:p/>
          </draw:path>
          <draw:path draw:style-name="gr31" draw:text-style-name="P17" draw:layer="layout" svg:width="0.16cm" svg:height="0.078cm" svg:x="1.674cm" svg:y="1.017cm" svg:viewBox="0 0 161 79" svg:d="M0 79c0-6 0-11 0-16 54 0 107 0 161 0 0 5 0 10 0 16-54 0-107 0-161 0zM0 16c0-5 0-11 0-16 54 0 107 0 161 0 0 5 0 11 0 16-54 0-107 0-161 0z">
            <text:p/>
          </draw:path>
          <draw:path draw:style-name="gr31" draw:text-style-name="P20" draw:layer="layout" svg:width="0.055cm" svg:height="0.629cm" svg:x="1.885cm" svg:y="0.77cm" svg:viewBox="0 0 56 630" svg:d="M56 630h-2c-12 0-21-9-28-27-6-17-9-38-9-65v-180c0-26-5-38-17-39v-10h5c8-3 12-16 12-39v-180c0-27 3-49 10-65 7-17 16-25 29-25v10l-6 1-6 3c-10 8-16 31-16 68l-1 171c0 29-6 49-18 62 12 12 18 32 18 61l1 171c0 48 9 72 27 73h1z">
            <text:p/>
          </draw:path>
          <draw:path draw:style-name="gr31" draw:text-style-name="P18" draw:layer="layout" svg:width="0.117cm" svg:height="0.175cm" svg:x="2.005cm" svg:y="0.847cm" svg:viewBox="0 0 118 176" svg:d="M118 87c0 59-20 89-60 89-19 0-34-8-43-23-10-15-15-37-15-66 0-28 5-50 15-65 9-15 24-22 44-22 19 0 34 7 44 22s15 37 15 65zM93 87c0-27-3-47-8-59-6-12-15-18-27-18s-20 6-25 17c-5 12-8 32-8 60 0 29 3 49 8 61s13 18 25 18 21-6 26-19c6-12 9-32 9-60z">
            <text:p/>
          </draw:path>
          <draw:path draw:style-name="gr31" draw:text-style-name="P15" draw:layer="layout" svg:width="0.041cm" svg:height="0.066cm" svg:x="2.179cm" svg:y="0.993cm" svg:viewBox="0 0 42 67" svg:d="M42 22c0 11-4 20-11 28s-18 13-31 17v-10c16-5 25-12 25-21 0-3-1-4-3-6-2-1-3-2-6-3-2-1-4-3-5-5-2-2-3-4-3-8s2-8 5-10c3-3 7-4 11-4 6 0 10 2 13 6s5 9 5 16z">
            <text:p/>
          </draw:path>
          <draw:path draw:style-name="gr31" draw:text-style-name="P15" draw:layer="layout" svg:width="0.069cm" svg:height="0.148cm" svg:x="2.287cm" svg:y="0.873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1" draw:text-style-name="P17" draw:layer="layout" svg:width="0.131cm" svg:height="0.124cm" svg:x="2.413cm" svg:y="0.881cm" svg:viewBox="0 0 132 125" svg:d="M0 73c0-7 0-14 0-21 44-18 88-35 132-52 0 7 0 15 0 22-35 14-70 27-105 40 35 13 70 27 105 40 0 8 0 15 0 23-44-17-88-35-132-52z">
            <text:p/>
          </draw:path>
          <draw:path draw:style-name="gr31" draw:text-style-name="P18" draw:layer="layout" svg:width="0.117cm" svg:height="0.175cm" svg:x="2.583cm" svg:y="0.847cm" svg:viewBox="0 0 118 176" svg:d="M118 87c0 59-20 89-60 89-19 0-34-8-43-23-10-15-15-37-15-66 0-28 5-50 15-65 9-15 24-22 44-22 19 0 34 7 44 22s15 37 15 65zM93 87c0-27-3-47-8-59-6-12-15-18-27-18s-20 6-25 17c-5 12-8 32-8 60 0 29 3 49 8 61s13 18 25 18 21-6 26-19c6-12 9-32 9-60z">
            <text:p/>
          </draw:path>
          <draw:path draw:style-name="gr31" draw:text-style-name="P18" draw:layer="layout" svg:width="0.097cm" svg:height="0.171cm" svg:x="2.001cm" svg:y="1.158cm" svg:viewBox="0 0 98 172" svg:d="M61 162c12 1 24 2 37 3 0 3 0 5 0 7-33 0-65 0-98 0 0-2 0-4 0-7 12-1 25-2 37-3 0-46 0-93 0-139-12 4-24 8-36 12 0-2 0-4 0-7 17-9 35-19 53-28 2 0 4 0 7 0 0 54 0 108 0 162z">
            <text:p/>
          </draw:path>
          <draw:path draw:style-name="gr31" draw:text-style-name="P15" draw:layer="layout" svg:width="0.041cm" svg:height="0.066cm" svg:x="2.161cm" svg:y="1.303cm" svg:viewBox="0 0 42 67" svg:d="M42 22c0 11-4 20-11 28s-18 13-31 17v-10c16-5 25-12 25-21 0-3-1-4-3-6-2-1-3-2-6-3-2-1-4-3-5-5-2-2-3-4-3-8s2-8 5-10c3-3 7-4 11-4 6 0 10 2 13 6s5 9 5 16z">
            <text:p/>
          </draw:path>
          <draw:path draw:style-name="gr31" draw:text-style-name="P15" draw:layer="layout" svg:width="0.069cm" svg:height="0.148cm" svg:x="2.252cm" svg:y="1.183cm" svg:viewBox="0 0 70 149" svg:d="M23 125c0 4 1 6 3 8s5 3 8 3c7 0 13-1 21-4l2 6c-11 8-22 11-33 11-7 0-13-2-17-6s-6-9-6-17c0-2 0-5 1-8 0-4 5-30 15-80h-17l1-6 18-5 18-27h9l-5 27h29l-2 11h-29l-13 70c-2 8-3 13-3 17z">
            <text:p/>
          </draw:path>
          <draw:path draw:style-name="gr31" draw:text-style-name="P17" draw:layer="layout" svg:width="0.16cm" svg:height="0.148cm" svg:x="2.392cm" svg:y="1.18cm" svg:viewBox="0 0 161 149" svg:d="M161 149c-54 0-107 0-161 0 0-4 0-8 0-12 54 0 107 0 161 0 0 4 0 8 0 12zM0 0c54 20 107 40 161 59-54 20-107 40-161 60 0-4 0-9 0-13 42-16 83-31 125-47-42-15-83-30-125-46 0-4 0-9 0-13z">
            <text:p/>
          </draw:path>
          <draw:path draw:style-name="gr31" draw:text-style-name="P18" draw:layer="layout" svg:width="0.117cm" svg:height="0.175cm" svg:x="2.601cm" svg:y="1.157cm" svg:viewBox="0 0 118 176" svg:d="M118 87c0 59-20 89-60 89-19 0-34-8-43-23-10-15-15-37-15-66 0-28 5-50 15-65 9-15 24-22 44-22 19 0 34 7 44 22s15 37 15 65zM93 87c0-27-3-47-8-59-6-12-15-18-27-18s-20 6-25 17c-5 12-8 32-8 60 0 29 3 49 8 61s13 18 25 18 21-6 26-19c6-12 9-32 9-60z">
            <text:p/>
          </draw:path>
        </draw:g>
        <draw:frame draw:style-name="gr32" draw:text-style-name="P21" draw:layer="layout" svg:width="0.502cm" svg:height="1.187cm" svg:x="-2.2cm" svg:y="1.7cm">
          <draw:text-box>
            <text:p/>
          </draw:text-box>
        </draw:frame>
        <draw:frame draw:style-name="gr33" draw:text-style-name="P21" draw:layer="layout" svg:width="0.1cm" svg:height="1.187cm" svg:x="-0.4cm" svg:y="0cm">
          <draw:text-box>
            <text:p/>
          </draw:text-box>
        </draw:frame>
        <draw:line draw:style-name="gr34" draw:text-style-name="P13" draw:layer="layout" svg:x1="9.9cm" svg:y1="3.8cm" svg:x2="9.9cm" svg:y2="4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OpenSymbol1" svg:font-family="OpenSymbol"/>
    <style:font-face style:name="Liberation Serif" svg:font-family="'Liberation Serif'" style:font-family-generic="roman"/>
    <style:font-face style:name="AR PL SungtiL GB" svg:font-family="'AR PL SungtiL GB'" style:font-pitch="variable"/>
    <style:font-face style:name="Arial" svg:font-family="Arial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OpenSymbol" svg:font-family="OpenSymbol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2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2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729fcf" draw:fill-gradient-name="Gradient_20_1" draw:fill-hatch-name="Hatching_20_1" draw:fill-image-name="Bitmap_20_1"/>
      <style:text-properties fo:font-size="10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2.5cm" fo:page-height="7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4-02">02/04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&lt;número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2T20:49:32.046885419</dc:date>
    <meta:editing-duration>PT44M29S</meta:editing-duration>
    <meta:editing-cycles>10</meta:editing-cycles>
    <meta:generator>LibreOffice/6.4.6.2$Linux_X86_64 LibreOffice_project/40$Build-2</meta:generator>
    <meta:document-statistic meta:object-count="124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0" draw:style-name="dp1" draw:master-page-name="Default" presentation:presentation-page-layout-name="AL1T0">
        <draw:g>
          <draw:line draw:style-name="gr1" draw:text-style-name="P1" draw:layer="layout" svg:x1="0.811cm" svg:y1="0.05cm" svg:x2="0.811cm" svg:y2="0.624cm">
            <text:p/>
          </draw:line>
          <draw:line draw:style-name="gr1" draw:text-style-name="P1" draw:layer="layout" svg:x1="0.05cm" svg:y1="0.629cm" svg:x2="1.57cm" svg:y2="0.629cm">
            <text:p/>
          </draw:line>
          <draw:line draw:style-name="gr1" draw:text-style-name="P1" draw:layer="layout" svg:x1="0.051cm" svg:y1="1.206cm" svg:x2="1.571cm" svg:y2="1.206cm">
            <text:p/>
          </draw:line>
          <draw:line draw:style-name="gr1" draw:text-style-name="P1" draw:layer="layout" svg:x1="0.811cm" svg:y1="1.203cm" svg:x2="0.811cm" svg:y2="1.777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0" draw:style-name="dp1" draw:master-page-name="Default" presentation:presentation-page-layout-name="AL1T0">
        <draw:g>
          <draw:line draw:style-name="gr1" draw:text-style-name="P1" draw:layer="layout" svg:x1="1.275cm" svg:y1="0.609cm" svg:x2="0.05cm" svg:y2="0.62cm">
            <text:p/>
          </draw:line>
          <draw:line draw:style-name="gr1" draw:text-style-name="P1" draw:layer="layout" svg:x1="1.276cm" svg:y1="0.603cm" svg:x2="0.051cm" svg:y2="0.614cm">
            <text:p/>
          </draw:line>
          <draw:line draw:style-name="gr1" draw:text-style-name="P1" draw:layer="layout" svg:x1="0.385cm" svg:y1="0.855cm" svg:x2="0.994cm" svg:y2="0.855cm">
            <text:p/>
          </draw:line>
          <draw:line draw:style-name="gr1" draw:text-style-name="P1" draw:layer="layout" svg:x1="0.549cm" svg:y1="1.066cm" svg:x2="0.842cm" svg:y2="1.066cm">
            <text:p/>
          </draw:line>
          <draw:line draw:style-name="gr1" draw:text-style-name="P1" draw:layer="layout" svg:x1="0.679cm" svg:y1="0.594cm" svg:x2="0.684cm" svg:y2="0.05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